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7mm"/>
    </style:style>
    <style:style style:name="co3" style:family="table-column">
      <style:table-column-properties fo:break-before="auto" style:column-width="77.12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77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false"/>
    </style:style>
    <style:style style:name="ro3" style:family="table-row">
      <style:table-row-properties style:row-height="15.06mm" fo:break-before="auto" style:use-optimal-row-height="fals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16.65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14.01mm" fo:break-before="auto" style:use-optimal-row-height="false"/>
    </style:style>
    <style:style style:name="ro8" style:family="table-row">
      <style:table-row-properties style:row-height="14.53mm" fo:break-before="auto" style:use-optimal-row-height="false"/>
    </style:style>
    <style:style style:name="ro9" style:family="table-row">
      <style:table-row-properties style:row-height="15.86mm" fo:break-before="auto" style:use-optimal-row-height="false"/>
    </style:style>
    <style:style style:name="ro10" style:family="table-row">
      <style:table-row-properties style:row-height="18.77mm" fo:break-before="auto" style:use-optimal-row-height="false"/>
    </style:style>
    <style:style style:name="ro11" style:family="table-row">
      <style:table-row-properties style:row-height="32.53mm" fo:break-before="auto" style:use-optimal-row-height="false"/>
    </style:style>
    <style:style style:name="ro12" style:family="table-row">
      <style:table-row-properties style:row-height="33.85mm" fo:break-before="auto" style:use-optimal-row-height="false"/>
    </style:style>
    <style:style style:name="ro13" style:family="table-row">
      <style:table-row-properties style:row-height="16.12mm" fo:break-before="auto" style:use-optimal-row-height="false"/>
    </style:style>
    <style:style style:name="ro14" style:family="table-row">
      <style:table-row-properties style:row-height="17.44mm" fo:break-before="auto" style:use-optimal-row-height="false"/>
    </style:style>
    <style:style style:name="ro15" style:family="table-row">
      <style:table-row-properties style:row-height="17.97mm" fo:break-before="auto" style:use-optimal-row-height="false"/>
    </style:style>
    <style:style style:name="ro16" style:family="table-row">
      <style:table-row-properties style:row-height="25.38mm" fo:break-before="auto" style:use-optimal-row-height="false"/>
    </style:style>
    <style:style style:name="ro17" style:family="table-row">
      <style:table-row-properties style:row-height="21.15mm" fo:break-before="auto" style:use-optimal-row-height="false"/>
    </style:style>
    <style:style style:name="ro18" style:family="table-row">
      <style:table-row-properties style:row-height="18.5mm" fo:break-before="auto" style:use-optimal-row-height="false"/>
    </style:style>
    <style:style style:name="ro19" style:family="table-row">
      <style:table-row-properties style:row-height="10.57mm" fo:break-before="auto" style:use-optimal-row-height="false"/>
    </style:style>
    <style:style style:name="ro20" style:family="table-row">
      <style:table-row-properties style:row-height="12.95mm" fo:break-before="auto" style:use-optimal-row-height="false"/>
    </style:style>
    <style:style style:name="ro21" style:family="table-row">
      <style:table-row-properties style:row-height="31.2mm" fo:break-before="auto" style:use-optimal-row-height="false"/>
    </style:style>
    <style:style style:name="ro22" style:family="table-row">
      <style:table-row-properties style:row-height="17.71mm" fo:break-before="auto" style:use-optimal-row-height="false"/>
    </style:style>
    <style:style style:name="ro23" style:family="table-row">
      <style:table-row-properties style:row-height="29.88mm" fo:break-before="auto" style:use-optimal-row-height="false"/>
    </style:style>
    <style:style style:name="ro24" style:family="table-row">
      <style:table-row-properties style:row-height="20.62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28.03mm" fo:break-before="auto" style:use-optimal-row-height="false"/>
    </style:style>
    <style:style style:name="ro27" style:family="table-row">
      <style:table-row-properties style:row-height="40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ff3333" fo:border="0.74pt solid #000000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ackLog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enario</text:p>
          </table:table-cell>
          <table:table-cell table:style-name="ce2" office:value-type="string" calcext:value-type="string">
            <text:p>Descrição Tes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esultado Esperado</text:p>
          </table:table-cell>
          <table:table-cell table:style-name="ce2" office:value-type="string" calcext:value-type="string">
            <text:p>Observação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dastrar Usuario</text:p>
          </table:table-cell>
          <table:table-cell table:style-name="ce6" office:value-type="string" calcext:value-type="string">
            <text:p>criar combo onde o usuario pode selecionar as opções: “dono barco” ou “cliente”</text:p>
          </table:table-cell>
          <table:table-cell table:style-name="ce3" office:value-type="string" calcext:value-type="string">
            <text:p>ok</text:p>
          </table:table-cell>
          <table:table-cell table:style-name="ce3"/>
          <table:table-cell table:style-name="ce10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dastrar Barco</text:p>
          </table:table-cell>
          <table:table-cell table:style-name="ce6" office:value-type="string" calcext:value-type="string">
            <text:p>fazer com que seja cadastrado o barco com o ID do usuario da sessao 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ditar Barco</text:p>
          </table:table-cell>
          <table:table-cell table:style-name="ce6" office:value-type="string" calcext:value-type="string">
            <text:p>fazer com que seja atualizado o barco com o ID do usuario da sessao e ID do barco selecion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5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r Barco</text:p>
          </table:table-cell>
          <table:table-cell table:style-name="ce6" office:value-type="string" calcext:value-type="string">
            <text:p>fazer com que seja excluido o barco com o ID do usuario da sessao e ID do barco selecion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us Barcos</text:p>
          </table:table-cell>
          <table:table-cell table:style-name="ce6" office:value-type="string" calcext:value-type="string">
            <text:p>listar os barcos usando o ID do usuário da sessã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7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ditar Conta Usuário</text:p>
          </table:table-cell>
          <table:table-cell table:style-name="ce6" office:value-type="string" calcext:value-type="string">
            <text:p>atualizar conta do usuário utilizando o ID do usuario da sessa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8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ogin Usuario</text:p>
          </table:table-cell>
          <table:table-cell table:style-name="ce6" office:value-type="string" calcext:value-type="string">
            <text:p>quando o usuário se logar no app, tratar o menu de acordo com o perfil do usuári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9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dastrar Opcionais</text:p>
          </table:table-cell>
          <table:table-cell table:style-name="ce6" office:value-type="string" calcext:value-type="string">
            <text:p>permitir o dono barco adiciona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Editar Opcionais</text:p>
          </table:table-cell>
          <table:table-cell table:style-name="ce6" office:value-type="string" calcext:value-type="string">
            <text:p>permitir o dono barco edita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2"/>
        </table:table-row>
        <table:table-row table:style-name="ro10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xcluir Opcionais</text:p>
          </table:table-cell>
          <table:table-cell table:style-name="ce6" office:value-type="string" calcext:value-type="string">
            <text:p>permitir o dono barco excluir opcionais a um barco sendo visualiz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adastrar Plano Reserva Barco</text:p>
          </table:table-cell>
          <table:table-cell table:style-name="ce8" office:value-type="string" calcext:value-type="string">
            <text:p>dono do barco incluir um novo plano usando o ID do usuario da sessao e o ID do barco selecionado (falta criar a tabela de Historico de Planos)</text:p>
          </table:table-cell>
          <table:table-cell table:style-name="ce4" office:value-type="string" calcext:value-type="string">
            <text:p>incompleto</text:p>
          </table:table-cell>
          <table:table-cell table:style-name="ce11"/>
          <table:table-cell table:style-name="ce8" office:value-type="string" calcext:value-type="string">
            <text:p>Se barco não tiver inicialmente nenhum associado então exibir mensagem de que nenhum plano foi incluido. Se o barco já tiver um plano associado então incluir o plano atual na tabela de historico. (esta desenvolvido, mas funcionalidade ainda não está 100%) de planos e substitui-lo pelo plano a ser incluido</text:p>
          </table:table-cell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tualizar Plano Reserva Barco</text:p>
          </table:table-cell>
          <table:table-cell table:style-name="ce8" office:value-type="string" calcext:value-type="string">
            <text:p>dono do barco atualizar o plano atual usando o ID do usuario da sessao e o ID do barco selecionado (falta criar a tabela de Historico de Planos)</text:p>
          </table:table-cell>
          <table:table-cell table:style-name="ce4" office:value-type="string" calcext:value-type="string">
            <text:p>incompleto</text:p>
          </table:table-cell>
          <table:table-cell table:style-name="ce11"/>
          <table:table-cell table:style-name="ce8" office:value-type="string" calcext:value-type="string">
            <text:p>Se barco não tiver inicialmente nenhum associado então exibir mensagem de que nenhum plano foi incluido. Se o barco já tiver um plano associado então incluir o plano atual na tabela de historico. (esta desenvolvido, mas funcionalidade ainda não está 100%) de planos e substitui-lo pelo plano a ser incluido</text:p>
          </table:table-cell>
        </table:table-row>
        <table:table-row table:style-name="ro13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esquisar Barcos</text:p>
          </table:table-cell>
          <table:table-cell office:value-type="string" calcext:value-type="string">
            <text:p>recuperar barcos de acordo com os filtros selecionados, os barcos serão selecionados de acordo com os planos de reservas ativos</text:p>
          </table:table-cell>
          <table:table-cell table:number-columns-repeated="3"/>
        </table:table-row>
        <table:table-row table:style-name="ro14"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Detalhes Barcos na visão do Dono Barco</text:p>
          </table:table-cell>
          <table:table-cell table:style-name="ce6" office:value-type="string" calcext:value-type="string">
            <text:p>após pesquisar barcos, o cliente poder selecionar e visualizar os detalhes do barc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talhes Barcos na visão do Cliente</text:p>
          </table:table-cell>
          <table:table-cell office:value-type="string" calcext:value-type="string">
            <text:p>após pesquisar barcos, o cliente poder selecionar e visualizar os detalhes do barco</text:p>
          </table:table-cell>
          <table:table-cell table:number-columns-repeated="3"/>
        </table:table-row>
        <table:table-row table:style-name="ro15"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olicitar Reserva</text:p>
          </table:table-cell>
          <table:table-cell office:value-type="string" calcext:value-type="string">
            <text:p>após pesquisar barcos, o cliente poder selecionar e visualizar os detalhes do barco, usando o ID do usuario sessao e o ID do barco</text:p>
          </table:table-cell>
          <table:table-cell table:number-columns-repeated="3"/>
        </table:table-row>
        <table:table-row table:style-name="ro16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adastrar Ordem de Pagamento</text:p>
          </table:table-cell>
          <table:table-cell office:value-type="string" calcext:value-type="string">
            <text:p>Quando um cliente solicitar a reserva de um barco, o sistema deve utilizar o ID do barco selecionado, o ID do usuario da SESSAO e o ID do dono do barco para registrar uma nova Ordem de pagamento</text:p>
          </table:table-cell>
          <table:table-cell table:number-columns-repeated="3"/>
        </table:table-row>
        <table:table-row table:style-name="ro17"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Listar Ordem de Pagamento</text:p>
          </table:table-cell>
          <table:table-cell office:value-type="string" calcext:value-type="string">
            <text:p>dono do barco listar as suas ordens de pagamentos recebidas referente a um de seus barcos cadastrados</text:p>
          </table:table-cell>
          <table:table-cell table:number-columns-repeated="3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ceitar ou Recusar Ordem de Pagamento</text:p>
          </table:table-cell>
          <table:table-cell office:value-type="string" calcext:value-type="string">
            <text:p>permitir dono do barco aceitar ou rejeitar <text:s/>ordem de pagamento recebidas</text:p>
          </table:table-cell>
          <table:table-cell table:number-columns-repeated="3"/>
        </table:table-row>
        <table:table-row table:style-name="ro18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istar reservas solicitadas</text:p>
          </table:table-cell>
          <table:table-cell office:value-type="string" calcext:value-type="string">
            <text:p>Cliente listar suas reservas solicitadas</text:p>
          </table:table-cell>
          <table:table-cell table:number-columns-repeated="3"/>
        </table:table-row>
        <table:table-row table:style-name="ro18">
          <table:table-cell/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Registrar Historico Plano Reserva</text:p>
          </table:table-cell>
          <table:table-cell table:style-name="ce6" office:value-type="string" calcext:value-type="string">
            <text:p>Dono do Barco registrar um novo plano de reserva do barco, substituindo o plano anteriormente cadastrado. E o plano substitui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8">
          <table:table-cell/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Listar histórico planos de reserva</text:p>
          </table:table-cell>
          <table:table-cell table:style-name="ce6" office:value-type="string" calcext:value-type="string">
            <text:p>Dono Barco listar o historico de planos de seu barco selecionado</text:p>
          </table:table-cell>
          <table:table-cell table:style-name="ce3" office:value-type="string" calcext:value-type="string">
            <text:p>ok</text:p>
          </table:table-cell>
          <table:table-cell table:style-name="ce10" table:number-columns-repeated="2"/>
        </table:table-row>
        <table:table-row table:style-name="ro18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istar reservas solicitadas</text:p>
          </table:table-cell>
          <table:table-cell office:value-type="string" calcext:value-type="string">
            <text:p>Cliente listar suas reservas solicitadas</text:p>
          </table:table-cell>
          <table:table-cell table:number-columns-repeated="3"/>
        </table:table-row>
        <table:table-row table:style-name="ro19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valiar Barco</text:p>
          </table:table-cell>
          <table:table-cell office:value-type="string" calcext:value-type="string">
            <text:p>Cliente poder avaliar um barco logo após ele ter utilizado o barco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valiar Dono Barco</text:p>
          </table:table-cell>
          <table:table-cell office:value-type="string" calcext:value-type="string">
            <text:p>Cliente poder avaliar o dono barco logo após o cliente ter utilizado ou pelo menos ele ter solicitado a reserva do barco</text:p>
          </table:table-cell>
          <table:table-cell table:number-columns-repeated="3"/>
        </table:table-row>
        <table:table-row table:style-name="ro20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valiar Cliente</text:p>
          </table:table-cell>
          <table:table-cell office:value-type="string" calcext:value-type="string">
            <text:p>Dono barco poder avaliar um cliente logo após ele ter utilizado o barco</text:p>
          </table:table-cell>
          <table:table-cell table:number-columns-repeated="3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ditar Barco</text:p>
          </table:table-cell>
          <table:table-cell office:value-type="string" calcext:value-type="string">
            <text:p>Incluir campo Disponivel na tabela Barco do tipo CHAR(1) </text:p>
          </table:table-cell>
          <table:table-cell table:number-columns-repeated="2"/>
          <table:table-cell table:style-name="ce12" office:value-type="string" calcext:value-type="string">
            <text:p>Se Disponivel = ‘S’ então barco poderá nas pesquisas de barco. <text:s/>Se Disponivel = ‘N’ não deverá aparecer</text:p>
          </table:table-cell>
        </table:table-row>
        <table:table-row table:style-name="ro2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ditar Usuário</text:p>
          </table:table-cell>
          <table:table-cell office:value-type="string" calcext:value-type="string">
            <text:p>Incluir campo Disponivel na tabela Usuario do tipo CHAR(1) </text:p>
          </table:table-cell>
          <table:table-cell table:number-columns-repeated="2"/>
          <table:table-cell table:style-name="ce12" office:value-type="string" calcext:value-type="string">
            <text:p>Este flag deverá estar disponivel apenas para Donos de barco Se Disponivel = ‘S’ então TODOS os barcos poderá aparecer nas pesquisas de barco. <text:s/>Se Disponivel = ‘N’ nenhum barco deverá aparecer</text:p>
          </table:table-cell>
        </table:table-row>
        <table:table-row table:style-name="ro17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adastrar Forma Pagamento</text:p>
          </table:table-cell>
          <table:table-cell office:value-type="string" calcext:value-type="string">
            <text:p>Funcionalidade disponivel para usuarios Clientes para cadastrarem a sua forma pagamento a ser usada para pagar as Ordebs de pagamento</text:p>
          </table:table-cell>
          <table:table-cell table:number-columns-repeated="2"/>
          <table:table-cell table:style-name="ce12"/>
        </table:table-row>
        <table:table-row table:style-name="ro2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ditar <text:s/>Forma Pagamento</text:p>
          </table:table-cell>
          <table:table-cell office:value-type="string" calcext:value-type="string">
            <text:p>Funcionalidade disponivel para usuarios Clientes para editarem a sua forma pagamento <text:s/>a ser usada para pagar as Ordebs de pagamento</text:p>
          </table:table-cell>
          <table:table-cell table:number-columns-repeated="2"/>
          <table:table-cell table:style-name="ce12"/>
        </table:table-row>
        <table:table-row table:style-name="ro2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riar tabela FormaPagamentoRecebimento que será usado pelo Dono do Barco para definir qual Agencia e Conta de pagamento que ele deseja receber o pagamento</text:p>
          </table:table-cell>
          <table:table-cell table:number-columns-repeated="3"/>
          <table:table-cell table:style-name="ce12"/>
        </table:table-row>
        <table:table-row table:style-name="ro2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dastrar Forma Pagamento Recebimento</text:p>
          </table:table-cell>
          <table:table-cell office:value-type="string" calcext:value-type="string">
            <text:p>Funcionalidade disponivel para usuarios Donos de barco para cadastrarema em qual conta de banco desejam receber seus pagamentos</text:p>
          </table:table-cell>
          <table:table-cell table:number-columns-repeated="2"/>
          <table:table-cell table:style-name="ce12"/>
        </table:table-row>
        <table:table-row table:style-name="ro25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ditar Forma Pagamento Recebimento</text:p>
          </table:table-cell>
          <table:table-cell office:value-type="string" calcext:value-type="string">
            <text:p>Funcionalidade disponivel para usuarios Donos de barco para cadastrarema em qual conta de banco desejam receber seus pagamentos</text:p>
          </table:table-cell>
          <table:table-cell table:number-columns-repeated="2"/>
          <table:table-cell table:style-name="ce12"/>
        </table:table-row>
        <table:table-row table:style-name="ro26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riar tabela TipoBarco que terá apenas 2 campos: Label e Value. Esta tabela será usada para carregar diversos combos do sistema</text:p>
          </table:table-cell>
          <table:table-cell table:number-columns-repeated="3"/>
          <table:table-cell table:style-name="ce12"/>
        </table:table-row>
        <table:table-row table:style-name="ro27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riar tabela RecebimentoPagamento que será usada paga registrar os pagamentos que o sistema deverá enviar o dono do pagamento. Um registro desta tabela poderá estar associada a 1 ou mais registros da tabela OrdemPagamento</text:p>
          </table:table-cell>
          <table:table-cell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2:58:32.8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1:11:56.567000000</meta:creation-date>
    <dc:date>2017-11-20T23:06:24.199000000</dc:date>
    <meta:editing-duration>PT8H2M1S</meta:editing-duration>
    <meta:editing-cycles>16</meta:editing-cycles>
    <meta:generator>LibreOffice/5.2.5.1$Windows_x86 LibreOffice_project/0312e1a284a7d50ca85a365c316c7abbf20a4d22</meta:generator>
    <meta:document-statistic meta:table-count="1" meta:cell-count="127" meta:object-count="0"/>
  </office:meta>
</office:document-meta>
</file>